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1.7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mbinatorial Logic</text:p>
          </table:table-cell>
          <table:table-cell table:style-name="ce2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0_combinatorial_logic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_boolean_algebra</text:p>
          </table:table-cell>
          <table:table-cell office:value-type="string" calcext:value-type="string">
            <text:p>11_clock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2_XOR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3_binary_system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4_Signs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5_ALU</text:p>
          </table:table-cell>
          <table:table-cell office:value-type="string" calcext:value-type="string">
            <text:p>15_ HDLs (VHDL+Verilog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6_flipflops and registers</text:p>
          </table:table-cell>
          <table:table-cell office:value-type="string" calcext:value-type="string">
            <text:p>16_Register-Transfer-Lev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7_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omputer Architecture / Processor design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0_RISC_V 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1_ISA, Assembler + Linker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2_RISC_V_implementation</text:p>
          </table:table-cell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Excursions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<text:span text:style-name="T1">X0_</text:span>Multiplicat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1_Divis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2_Trigonometric functions (CORDIC)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3_Sigmoid functions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0:03:46.791010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2-04-15T20:15:39.205683967</dc:date>
    <meta:editing-duration>PT33M42S</meta:editing-duration>
    <meta:editing-cycles>7</meta:editing-cycles>
    <meta:generator>LibreOffice/7.0.4.2$Linux_X86_64 LibreOffice_project/00$Build-2</meta:generator>
    <meta:document-statistic meta:table-count="1" meta:cell-count="26" meta:object-count="0"/>
  </office:meta>
</office:document-meta>
</file>